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T1_121" style:family="text"/>
    <style:style style:name="T1_122" style:family="text"/>
    <style:style style:name="T1_123" style:family="text"/>
    <style:style style:name="T1_124" style:family="text"/>
    <style:style style:name="T1_125" style:family="text"/>
    <style:style style:name="T1_126" style:family="text"/>
    <style:style style:name="T1_127" style:family="text"/>
    <style:style style:name="T1_128" style:family="text"/>
    <style:style style:name="T1_129" style:family="text"/>
    <style:style style:name="T1_130" style:family="text"/>
    <style:style style:name="T1_131" style:family="text"/>
    <style:style style:name="T1_132" style:family="text"/>
    <style:style style:name="T1_133" style:family="text"/>
    <style:style style:name="T1_134" style:family="text"/>
    <style:style style:name="T1_135" style:family="text"/>
    <style:style style:name="T1_136" style:family="text"/>
    <style:style style:name="T1_137" style:family="text"/>
    <style:style style:name="T1_138" style:family="text"/>
    <style:style style:name="T1_139" style:family="text"/>
    <style:style style:name="T1_140" style:family="text"/>
    <style:style style:name="T1_141" style:family="text"/>
    <style:style style:name="T1_142" style:family="text"/>
    <style:style style:name="T1_143" style:family="text"/>
    <style:style style:name="T1_144" style:family="text"/>
    <style:style style:name="T1_145" style:family="text"/>
    <style:style style:name="T1_146" style:family="text"/>
    <style:style style:name="T1_147" style:family="text"/>
    <style:style style:name="T1_148" style:family="text"/>
    <style:style style:name="T1_149" style:family="text"/>
    <style:style style:name="T1_150" style:family="text"/>
    <style:style style:name="T1_151" style:family="text"/>
    <style:style style:name="T1_152" style:family="text"/>
    <style:style style:name="T1_153" style:family="text"/>
    <style:style style:name="T1_154" style:family="text"/>
    <style:style style:name="T1_155" style:family="text"/>
    <style:style style:name="T1_156" style:family="text"/>
    <style:style style:name="T1_157" style:family="text"/>
    <style:style style:name="T1_158" style:family="text"/>
    <style:style style:name="T1_159" style:family="text"/>
    <style:style style:name="T1_160" style:family="text"/>
    <style:style style:name="T1_161" style:family="text"/>
    <style:style style:name="T1_162" style:family="text"/>
    <style:style style:name="T1_163" style:family="text"/>
    <style:style style:name="T1_164" style:family="text"/>
    <style:style style:name="T1_165" style:family="text"/>
    <style:style style:name="T1_166" style:family="text"/>
    <style:style style:name="T1_167" style:family="text"/>
    <style:style style:name="T1_168" style:family="text"/>
    <style:style style:name="T1_169" style:family="text"/>
    <style:style style:name="T1_170" style:family="text"/>
    <style:style style:name="T1_171" style:family="text"/>
    <style:style style:name="T1_172" style:family="text"/>
    <style:style style:name="T1_173" style:family="text"/>
    <style:style style:name="T1_174" style:family="text"/>
    <style:style style:name="T1_175" style:family="text"/>
    <style:style style:name="T1_176" style:family="text"/>
    <style:style style:name="T1_177" style:family="text"/>
    <style:style style:name="T1_178" style:family="text"/>
    <style:style style:name="T1_179" style:family="text"/>
    <style:style style:name="T1_180" style:family="text"/>
    <style:style style:name="T1_181" style:family="text"/>
    <style:style style:name="T1_182" style:family="text"/>
    <style:style style:name="T1_183" style:family="text"/>
    <style:style style:name="T1_184" style:family="text"/>
    <style:style style:name="T1_185" style:family="text"/>
    <style:style style:name="T1_186" style:family="text"/>
    <style:style style:name="T1_187" style:family="text"/>
    <style:style style:name="T1_188" style:family="text"/>
    <style:style style:name="T1_189" style:family="text"/>
    <style:style style:name="T1_190" style:family="text"/>
    <style:style style:name="T1_191" style:family="text"/>
    <style:style style:name="T1_192" style:family="text"/>
    <style:style style:name="T1_193" style:family="text"/>
    <style:style style:name="T1_194" style:family="text"/>
    <style:style style:name="T1_195" style:family="text"/>
    <style:style style:name="T1_196" style:family="text"/>
    <style:style style:name="T1_197" style:family="text"/>
    <style:style style:name="T1_198" style:family="text"/>
    <style:style style:name="T1_199" style:family="text"/>
    <style:style style:name="T1_200" style:family="text"/>
    <style:style style:name="T1_201" style:family="text"/>
    <style:style style:name="T1_202" style:family="text"/>
    <style:style style:name="T1_203" style:family="text"/>
    <style:style style:name="T1_204" style:family="text"/>
    <style:style style:name="T1_205" style:family="text"/>
    <style:style style:name="T1_206" style:family="text"/>
    <style:style style:name="T1_207" style:family="text"/>
    <style:style style:name="T1_208" style:family="text"/>
    <style:style style:name="T1_209" style:family="text"/>
    <style:style style:name="T1_210" style:family="text"/>
    <style:style style:name="T1_211" style:family="text"/>
    <style:style style:name="T1_212" style:family="text"/>
    <style:style style:name="T1_213" style:family="text"/>
    <style:style style:name="T1_214" style:family="text"/>
    <style:style style:name="T1_215" style:family="text"/>
    <style:style style:name="T1_216" style:family="text"/>
    <style:style style:name="T1_217" style:family="text"/>
    <style:style style:name="T1_218" style:family="text"/>
    <style:style style:name="T1_219" style:family="text"/>
    <style:style style:name="T1_220" style:family="text"/>
    <style:style style:name="T1_221" style:family="text"/>
    <style:style style:name="T1_222" style:family="text"/>
    <style:style style:name="T1_223" style:family="text"/>
    <style:style style:name="T1_224" style:family="text"/>
    <style:style style:name="T1_225" style:family="text"/>
    <style:style style:name="T1_226" style:family="text"/>
    <style:style style:name="T1_227" style:family="text"/>
    <style:style style:name="T1_228" style:family="text"/>
    <style:style style:name="T1_229" style:family="text"/>
    <style:style style:name="T1_230" style:family="text"/>
    <style:style style:name="T1_231" style:family="text"/>
    <style:style style:name="T1_232" style:family="text"/>
    <style:style style:name="T1_233" style:family="text"/>
    <style:style style:name="T1_234" style:family="text"/>
    <style:style style:name="T1_235" style:family="text"/>
    <style:style style:name="T1_236" style:family="text"/>
    <style:style style:name="T1_237" style:family="text"/>
    <style:style style:name="T1_238" style:family="text"/>
    <style:style style:name="T1_239" style:family="text"/>
    <style:style style:name="T1_240" style:family="text"/>
    <style:style style:name="T1_241" style:family="text"/>
    <style:style style:name="T1_242" style:family="text"/>
    <style:style style:name="T1_243" style:family="text"/>
    <style:style style:name="T1_244" style:family="text"/>
    <style:style style:name="T1_245" style:family="text"/>
    <style:style style:name="T1_246" style:family="text"/>
    <style:style style:name="T1_247" style:family="text"/>
    <style:style style:name="T1_248" style:family="text"/>
    <style:style style:name="T1_249" style:family="text"/>
    <style:style style:name="T1_250" style:family="text"/>
    <style:style style:name="T1_251" style:family="text"/>
    <style:style style:name="T1_252" style:family="text"/>
    <style:style style:name="T1_253" style:family="text"/>
    <style:style style:name="T1_254" style:family="text"/>
    <style:style style:name="T1_255" style:family="text"/>
    <style:style style:name="T1_256" style:family="text"/>
    <style:style style:name="T1_257" style:family="text"/>
    <style:style style:name="T1_258" style:family="text"/>
    <style:style style:name="T1_259" style:family="text"/>
    <style:style style:name="T1_260" style:family="text"/>
    <style:style style:name="T1_261" style:family="text"/>
    <style:style style:name="T1_262" style:family="text"/>
    <style:style style:name="T1_263" style:family="text"/>
    <style:style style:name="T1_264" style:family="text"/>
    <style:style style:name="T1_265" style:family="text"/>
    <style:style style:name="T1_266" style:family="text"/>
    <style:style style:name="T1_267" style:family="text"/>
    <style:style style:name="T1_268" style:family="text"/>
    <style:style style:name="T1_269" style:family="text"/>
    <style:style style:name="T1_270" style:family="text"/>
    <style:style style:name="T1_271" style:family="text"/>
    <style:style style:name="T1_272" style:family="text"/>
    <style:style style:name="T1_273" style:family="text"/>
    <style:style style:name="T1_274" style:family="text"/>
    <style:style style:name="T1_275" style:family="text"/>
    <style:style style:name="T1_276" style:family="text"/>
    <style:style style:name="T1_277" style:family="text"/>
    <style:style style:name="T1_278" style:family="text"/>
    <style:style style:name="T1_279" style:family="text"/>
    <style:style style:name="T1_280" style:family="text"/>
    <style:style style:name="T1_281" style:family="text"/>
    <style:style style:name="T1_282" style:family="text"/>
    <style:style style:name="T1_283" style:family="text"/>
    <style:style style:name="T1_284" style:family="text"/>
    <style:style style:name="T1_285" style:family="text"/>
    <style:style style:name="T1_286" style:family="text"/>
    <style:style style:name="T1_287" style:family="text"/>
    <style:style style:name="T1_288" style:family="text"/>
    <style:style style:name="T1_289" style:family="text"/>
    <style:style style:name="T1_290" style:family="text"/>
    <style:style style:name="T1_291" style:family="text"/>
    <style:style style:name="T1_292" style:family="text"/>
    <style:style style:name="T1_293" style:family="text"/>
    <style:style style:name="T1_294" style:family="text"/>
    <style:style style:name="T1_295" style:family="text"/>
    <style:style style:name="T1_296" style:family="text"/>
    <style:style style:name="T1_297" style:family="text"/>
    <style:style style:name="T1_298" style:family="text"/>
    <style:style style:name="T1_299" style:family="text"/>
    <style:style style:name="T1_300" style:family="text"/>
    <style:style style:name="T1_301" style:family="text"/>
    <style:style style:name="T1_302" style:family="text"/>
    <style:style style:name="T1_303" style:family="text"/>
    <style:style style:name="T1_304" style:family="text"/>
    <style:style style:name="T1_305" style:family="text"/>
    <style:style style:name="T1_306" style:family="text"/>
    <style:style style:name="T1_307" style:family="text"/>
    <style:style style:name="T1_308" style:family="text"/>
    <style:style style:name="T1_309" style:family="text"/>
    <style:style style:name="T1_310" style:family="text"/>
    <style:style style:name="T1_311" style:family="text"/>
    <style:style style:name="T1_312" style:family="text"/>
    <style:style style:name="T1_313" style:family="text"/>
    <style:style style:name="T1_314" style:family="text"/>
    <style:style style:name="T1_315" style:family="text"/>
    <style:style style:name="T1_316" style:family="text"/>
    <style:style style:name="T1_317" style:family="text"/>
    <style:style style:name="T1_318" style:family="text"/>
    <style:style style:name="T1_319" style:family="text"/>
    <style:style style:name="T1_320" style:family="text"/>
    <style:style style:name="T1_321" style:family="text"/>
    <style:style style:name="T1_322" style:family="text"/>
    <style:style style:name="T1_323" style:family="text"/>
    <style:style style:name="T1_324" style:family="text"/>
    <style:style style:name="T1_325" style:family="text"/>
    <style:style style:name="T1_326" style:family="text"/>
    <style:style style:name="T1_327" style:family="text"/>
    <style:style style:name="T1_328" style:family="text"/>
    <style:style style:name="T1_329" style:family="text"/>
    <style:style style:name="T1_330" style:family="text"/>
    <style:style style:name="T1_331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T3_222" style:family="text"/>
    <style:style style:name="T3_223" style:family="text"/>
    <style:style style:name="T3_224" style:family="text"/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</office:automatic-styles>
  <office:body>
    <office:text>
      <text:p text:style-name="P1"><text:span text:style-name="T1_1">Introduction</text:span><text:span text:style-name="T1_2">:</text:span><text:span text:style-name="T1_3"><text:s/></text:span><text:span text:style-name="T1_4">I</text:span><text:span text:style-name="T1_5"><text:s/></text:span><text:span text:style-name="T1_6">am</text:span><text:span text:style-name="T1_7"><text:s/></text:span><text:span text:style-name="T1_8">completely</text:span><text:span text:style-name="T1_9"><text:s/></text:span><text:span text:style-name="T1_10">brand</text:span><text:span text:style-name="T1_11"><text:s/></text:span><text:span text:style-name="T1_12">new</text:span><text:span text:style-name="T1_13"><text:s/></text:span><text:span text:style-name="T1_14">to</text:span><text:span text:style-name="T1_15"><text:s/></text:span><text:span text:style-name="T1_16">debugging</text:span><text:span text:style-name="T1_17"><text:s/></text:span><text:span text:style-name="T1_18">and</text:span><text:span text:style-name="T1_19"><text:s/></text:span><text:span text:style-name="T1_20">testing</text:span><text:span text:style-name="T1_21"><text:s/></text:span><text:span text:style-name="T1_22">code</text:span><text:span text:style-name="T1_23"><text:s/></text:span><text:span text:style-name="T1_24">so</text:span><text:span text:style-name="T1_25"><text:s/></text:span><text:span text:style-name="T1_26">this</text:span><text:span text:style-name="T1_27"><text:s/></text:span><text:span text:style-name="T1_28">is</text:span><text:span text:style-name="T1_29"><text:s/></text:span><text:span text:style-name="T1_30">very</text:span><text:span text:style-name="T1_31"><text:s/></text:span><text:span text:style-name="T1_32">unfamiliar</text:span><text:span text:style-name="T1_33"><text:s/></text:span><text:span text:style-name="T1_34">territory</text:span><text:span text:style-name="T1_35"><text:s/></text:span><text:span text:style-name="T1_36">to</text:span><text:span text:style-name="T1_37"><text:s/></text:span><text:span text:style-name="T1_38">me</text:span><text:span text:style-name="T1_39">.<text:s/></text:span><text:span text:style-name="T1_40">My</text:span><text:span text:style-name="T1_41"><text:s/></text:span><text:span text:style-name="T1_42">initial</text:span><text:span text:style-name="T1_43"><text:s/></text:span><text:span text:style-name="T1_44">code</text:span><text:span text:style-name="T1_45"><text:s/></text:span><text:span text:style-name="T1_46">started</text:span><text:span text:style-name="T1_47"><text:s/></text:span><text:span text:style-name="T1_48">with</text:span><text:span text:style-name="T1_49"><text:s/></text:span><text:span text:style-name="T1_50">a</text:span><text:span text:style-name="T1_51"><text:s/></text:span><text:span text:style-name="T1_52">crude</text:span><text:span text:style-name="T1_53"><text:s/></text:span><text:span text:style-name="T1_54">implementation</text:span><text:span text:style-name="T1_55"><text:s/></text:span><text:span text:style-name="T1_56">of</text:span><text:span text:style-name="T1_57"><text:s/></text:span><text:span text:style-name="T1_58">buyCard</text:span><text:span text:style-name="T1_59">,<text:s/></text:span><text:span text:style-name="T1_60">which</text:span><text:span text:style-name="T1_61"><text:s/></text:span><text:span text:style-name="T1_62">is</text:span><text:span text:style-name="T1_63"><text:s/></text:span><text:span text:style-name="T1_64">still</text:span><text:span text:style-name="T1_65"><text:s/></text:span><text:span text:style-name="T1_66">a</text:span><text:span text:style-name="T1_67"><text:s/></text:span><text:span text:style-name="T1_68">work</text:span><text:span text:style-name="T1_69"><text:s/></text:span><text:span text:style-name="T1_70">in</text:span><text:span text:style-name="T1_71"><text:s/></text:span><text:span text:style-name="T1_72">progress</text:span><text:span text:style-name="T1_73">.<text:s/></text:span><text:span text:style-name="T1_74">I</text:span><text:span text:style-name="T1_75"><text:s/></text:span><text:span text:style-name="T1_76">believe</text:span><text:span text:style-name="T1_77"><text:s/></text:span><text:span text:style-name="T1_78">I</text:span><text:span text:style-name="T1_79"><text:s/></text:span><text:span text:style-name="T1_80">covered</text:span><text:span text:style-name="T1_81"><text:s/></text:span><text:span text:style-name="T1_82">most</text:span><text:span text:style-name="T1_83"><text:s/></text:span><text:span text:style-name="T1_84">of</text:span><text:span text:style-name="T1_85"><text:s/></text:span><text:span text:style-name="T1_86">the</text:span><text:span text:style-name="T1_87"><text:s/></text:span><text:span text:style-name="T1_88">basic</text:span><text:span text:style-name="T1_89"><text:s/></text:span><text:span text:style-name="T1_90">errors</text:span><text:span text:style-name="T1_91"><text:s/></text:span><text:span text:style-name="T1_92">in</text:span><text:span text:style-name="T1_93"><text:s/></text:span><text:span text:style-name="T1_94">buyCard</text:span><text:span text:style-name="T1_95"><text:s/></text:span><text:span text:style-name="T1_96">with</text:span><text:span text:style-name="T1_97"><text:s/></text:span><text:span text:style-name="T1_98">checks</text:span><text:span text:style-name="T1_99"><text:s/></text:span><text:span text:style-name="T1_100">for</text:span><text:span text:style-name="T1_101"><text:s/></text:span><text:span text:style-name="T1_102">whether</text:span><text:span text:style-name="T1_103"><text:s/></text:span><text:span text:style-name="T1_104">the</text:span><text:span text:style-name="T1_105"><text:s/></text:span><text:span text:style-name="T1_106">player</text:span><text:span text:style-name="T1_107"><text:s/></text:span><text:span text:style-name="T1_108">has</text:span><text:span text:style-name="T1_109"><text:s/></text:span><text:span text:style-name="T1_110">buy</text:span><text:span text:style-name="T1_111"><text:s/></text:span><text:span text:style-name="T1_112">phases</text:span><text:span text:style-name="T1_113">,<text:s/></text:span><text:span text:style-name="T1_114">has</text:span><text:span text:style-name="T1_115"><text:s/></text:span><text:span text:style-name="T1_116">enough</text:span><text:span text:style-name="T1_117"><text:s/></text:span><text:span text:style-name="T1_118">treasure</text:span><text:span text:style-name="T1_119">,<text:s/></text:span><text:span text:style-name="T1_120">as</text:span><text:span text:style-name="T1_121"><text:s/></text:span><text:span text:style-name="T1_122">well</text:span><text:span text:style-name="T1_123"><text:s/></text:span><text:span text:style-name="T1_124">as</text:span><text:span text:style-name="T1_125"><text:s/></text:span><text:span text:style-name="T1_126">if</text:span><text:span text:style-name="T1_127"><text:s/></text:span><text:span text:style-name="T1_128">the</text:span><text:span text:style-name="T1_129"><text:s/></text:span><text:span text:style-name="T1_130">card</text:span><text:span text:style-name="T1_131"><text:s/></text:span><text:span text:style-name="T1_132">is</text:span><text:span text:style-name="T1_133"><text:s/></text:span><text:span text:style-name="T1_134">even</text:span><text:span text:style-name="T1_135"><text:s/></text:span><text:span text:style-name="T1_136">still</text:span><text:span text:style-name="T1_137"><text:s/></text:span><text:span text:style-name="T1_138">in</text:span><text:span text:style-name="T1_139"><text:s/></text:span><text:span text:style-name="T1_140">play</text:span><text:span text:style-name="T1_141">.<text:s/></text:span><text:span text:style-name="T1_142">Therefore</text:span><text:span text:style-name="T1_143"><text:s/></text:span><text:span text:style-name="T1_144">the</text:span><text:span text:style-name="T1_145"><text:s/></text:span><text:span text:style-name="T1_146">first</text:span><text:span text:style-name="T1_147"><text:s/></text:span><text:span text:style-name="T1_148">testing</text:span><text:span text:style-name="T1_149"><text:s/></text:span><text:span text:style-name="T1_150">I</text:span><text:span text:style-name="T1_151"><text:s/></text:span><text:span text:style-name="T1_152">do</text:span><text:span text:style-name="T1_153"><text:s/></text:span><text:span text:style-name="T1_154">will</text:span><text:span text:style-name="T1_155"><text:s/></text:span><text:span text:style-name="T1_156">revolve</text:span><text:span text:style-name="T1_157"><text:s/></text:span><text:span text:style-name="T1_158">around</text:span><text:span text:style-name="T1_159"><text:s/></text:span><text:span text:style-name="T1_160">whether</text:span><text:span text:style-name="T1_161"><text:s/></text:span><text:span text:style-name="T1_162">these</text:span><text:span text:style-name="T1_163"><text:s/></text:span><text:span text:style-name="T1_164">checks</text:span><text:span text:style-name="T1_165"><text:s/></text:span><text:span text:style-name="T1_166">are</text:span><text:span text:style-name="T1_167"><text:s/></text:span><text:span text:style-name="T1_168">even</text:span><text:span text:style-name="T1_169"><text:s/></text:span><text:span text:style-name="T1_170">correct</text:span><text:span text:style-name="T1_171"><text:s/></text:span><text:span text:style-name="T1_172">by</text:span><text:span text:style-name="T1_173"><text:s/></text:span><text:span text:style-name="T1_174">seeing</text:span><text:span text:style-name="T1_175"><text:s/></text:span><text:span text:style-name="T1_176">if</text:span><text:span text:style-name="T1_177"><text:s/></text:span><text:span text:style-name="T1_178">they</text:span><text:span text:style-name="T1_179"><text:s/></text:span><text:span text:style-name="T1_180">handle</text:span><text:span text:style-name="T1_181"><text:s/></text:span><text:span text:style-name="T1_182">expected</text:span><text:span text:style-name="T1_183"><text:s/></text:span><text:span text:style-name="T1_184">as</text:span><text:span text:style-name="T1_185"><text:s/></text:span><text:span text:style-name="T1_186">well</text:span><text:span text:style-name="T1_187"><text:s/></text:span><text:span text:style-name="T1_188">as</text:span><text:span text:style-name="T1_189"><text:s/></text:span><text:span text:style-name="T1_190">unexpected</text:span><text:span text:style-name="T1_191"><text:s/></text:span><text:span text:style-name="T1_192">values</text:span><text:span text:style-name="T1_193">.<text:s/></text:span><text:span text:style-name="T1_194">From</text:span><text:span text:style-name="T1_195"><text:s/></text:span><text:span text:style-name="T1_196">there</text:span><text:span text:style-name="T1_197"><text:s/></text:span><text:span text:style-name="T1_198">it</text:span><text:span text:style-name="T1_199">’</text:span><text:span text:style-name="T1_200">s</text:span><text:span text:style-name="T1_201"><text:s/></text:span><text:span text:style-name="T1_202">really</text:span><text:span text:style-name="T1_203"><text:s/></text:span><text:span text:style-name="T1_204">just</text:span><text:span text:style-name="T1_205"><text:s/></text:span><text:span text:style-name="T1_206">guess</text:span><text:span text:style-name="T1_207"><text:s/></text:span><text:span text:style-name="T1_208">and</text:span><text:span text:style-name="T1_209"><text:s/></text:span><text:span text:style-name="T1_210">check</text:span><text:span text:style-name="T1_211"><text:s/></text:span><text:span text:style-name="T1_212">sort</text:span><text:span text:style-name="T1_213"><text:s/></text:span><text:span text:style-name="T1_214">of</text:span><text:span text:style-name="T1_215"><text:s/></text:span><text:span text:style-name="T1_216">stuff</text:span><text:span text:style-name="T1_217">.<text:s/></text:span><text:span text:style-name="T1_218">I</text:span><text:span text:style-name="T1_219"><text:s/></text:span><text:span text:style-name="T1_220">haven</text:span><text:span text:style-name="T1_221">’</text:span><text:span text:style-name="T1_222">t</text:span><text:span text:style-name="T1_223"><text:s/></text:span><text:span text:style-name="T1_224">figured</text:span><text:span text:style-name="T1_225"><text:s/></text:span><text:span text:style-name="T1_226">out</text:span><text:span text:style-name="T1_227"><text:s/></text:span><text:span text:style-name="T1_228">what</text:span><text:span text:style-name="T1_229"><text:s/></text:span><text:span text:style-name="T1_230">test</text:span><text:span text:style-name="T1_231"><text:s/></text:span><text:span text:style-name="T1_232">suite</text:span><text:span text:style-name="T1_233"><text:s/></text:span><text:span text:style-name="T1_234">to</text:span><text:span text:style-name="T1_235"><text:s/></text:span><text:span text:style-name="T1_236">start</text:span><text:span text:style-name="T1_237"><text:s/></text:span><text:span text:style-name="T1_238">with</text:span><text:span text:style-name="T1_239">,<text:s/></text:span><text:span text:style-name="T1_240">again</text:span><text:span text:style-name="T1_241"><text:s/></text:span><text:span text:style-name="T1_242">since</text:span><text:span text:style-name="T1_243"><text:s/></text:span><text:span text:style-name="T1_244">I</text:span><text:span text:style-name="T1_245"><text:s/></text:span><text:span text:style-name="T1_246">have</text:span><text:span text:style-name="T1_247"><text:s/></text:span><text:span text:style-name="T1_248">never</text:span><text:span text:style-name="T1_249"><text:s/></text:span><text:span text:style-name="T1_250">even</text:span><text:span text:style-name="T1_251"><text:s/></text:span><text:span text:style-name="T1_252">heard</text:span><text:span text:style-name="T1_253"><text:s/></text:span><text:span text:style-name="T1_254">of</text:span><text:span text:style-name="T1_255"><text:s/></text:span><text:span text:style-name="T1_256">any</text:span><text:span text:style-name="T1_257"><text:s/></text:span><text:span text:style-name="T1_258">of</text:span><text:span text:style-name="T1_259"><text:s/></text:span><text:span text:style-name="T1_260">them</text:span><text:span text:style-name="T1_261"><text:s/></text:span><text:span text:style-name="T1_262">let</text:span><text:span text:style-name="T1_263"><text:s/></text:span><text:span text:style-name="T1_264">alone</text:span><text:span text:style-name="T1_265"><text:s/></text:span><text:span text:style-name="T1_266">testing</text:span><text:span text:style-name="T1_267"><text:s/></text:span><text:span text:style-name="T1_268">them</text:span><text:span text:style-name="T1_269">.<text:s/></text:span><text:span text:style-name="T1_270">I</text:span><text:span text:style-name="T1_271"><text:s/></text:span><text:span text:style-name="T1_272">understand</text:span><text:span text:style-name="T1_273"><text:s/></text:span><text:span text:style-name="T1_274">the</text:span><text:span text:style-name="T1_275"><text:s/></text:span><text:span text:style-name="T1_276">difference</text:span><text:span text:style-name="T1_277"><text:s/></text:span><text:span text:style-name="T1_278">between</text:span><text:span text:style-name="T1_279"><text:s/></text:span><text:span text:style-name="T1_280">them</text:span><text:span text:style-name="T1_281">,<text:s/></text:span><text:span text:style-name="T1_282">but</text:span><text:span text:style-name="T1_283"><text:s/></text:span><text:span text:style-name="T1_284">I</text:span><text:span text:style-name="T1_285"><text:s/></text:span><text:span text:style-name="T1_286">am</text:span><text:span text:style-name="T1_287"><text:s/></text:span><text:span text:style-name="T1_288">still</text:span><text:span text:style-name="T1_289"><text:s/></text:span><text:span text:style-name="T1_290">trying</text:span><text:span text:style-name="T1_291"><text:s/></text:span><text:span text:style-name="T1_292">to</text:span><text:span text:style-name="T1_293"><text:s/></text:span><text:span text:style-name="T1_294">figure</text:span><text:span text:style-name="T1_295"><text:s/></text:span><text:span text:style-name="T1_296">out</text:span><text:span text:style-name="T1_297"><text:s/></text:span><text:span text:style-name="T1_298">how</text:span><text:span text:style-name="T1_299"><text:s/></text:span><text:span text:style-name="T1_300">to</text:span><text:span text:style-name="T1_301"><text:s/></text:span><text:span text:style-name="T1_302">actually</text:span><text:span text:style-name="T1_303"><text:s/></text:span><text:span text:style-name="T1_304">use</text:span><text:span text:style-name="T1_305"><text:s/></text:span><text:span text:style-name="T1_306">them</text:span><text:span text:style-name="T1_307"><text:s/></text:span><text:span text:style-name="T1_308">to</text:span><text:span text:style-name="T1_309"><text:s/></text:span><text:span text:style-name="T1_310">make</text:span><text:span text:style-name="T1_311"><text:s/></text:span><text:span text:style-name="T1_312">testing</text:span><text:span text:style-name="T1_313"><text:s/></text:span><text:span text:style-name="T1_314">code</text:span><text:span text:style-name="T1_315"><text:s/></text:span><text:span text:style-name="T1_316">that</text:span><text:span text:style-name="T1_317"><text:s/></text:span><text:span text:style-name="T1_318">behaves</text:span><text:span text:style-name="T1_319"><text:s/></text:span><text:span text:style-name="T1_320">the</text:span><text:span text:style-name="T1_321"><text:s/></text:span><text:span text:style-name="T1_322">way</text:span><text:span text:style-name="T1_323"><text:s/></text:span><text:span text:style-name="T1_324">I</text:span><text:span text:style-name="T1_325"><text:s/></text:span><text:span text:style-name="T1_326">want</text:span><text:span text:style-name="T1_327"><text:s/></text:span><text:span text:style-name="T1_328">it</text:span><text:span text:style-name="T1_329"><text:s/></text:span><text:span text:style-name="T1_330">too</text:span><text:span text:style-name="T1_331">.</text:span></text:p>
      <text:p text:style-name="P2"/>
      <text:p text:style-name="P3"><text:span text:style-name="T3_1">Testing</text:span><text:span text:style-name="T3_2"><text:s/></text:span><text:span text:style-name="T3_3">so</text:span><text:span text:style-name="T3_4"><text:s/></text:span><text:span text:style-name="T3_5">far</text:span><text:span text:style-name="T3_6">:<text:s/></text:span><text:span text:style-name="T3_7">I</text:span><text:span text:style-name="T3_8"><text:s/></text:span><text:span text:style-name="T3_9">grabbed</text:span><text:span text:style-name="T3_10"><text:s/></text:span><text:span text:style-name="T3_11">your</text:span><text:span text:style-name="T3_12"><text:s/></text:span><text:span text:style-name="T3_13">copy</text:span><text:span text:style-name="T3_14"><text:s/></text:span><text:span text:style-name="T3_15">of</text:span><text:span text:style-name="T3_16"><text:s/></text:span><text:span text:style-name="T3_17">testBuyCard</text:span><text:span text:style-name="T3_18">.</text:span><text:span text:style-name="T3_19">c</text:span><text:span text:style-name="T3_20"><text:s/></text:span><text:span text:style-name="T3_21">and</text:span><text:span text:style-name="T3_22"><text:s/></text:span><text:span text:style-name="T3_23">have</text:span><text:span text:style-name="T3_24"><text:s/></text:span><text:span text:style-name="T3_25">run</text:span><text:span text:style-name="T3_26"><text:s/></text:span><text:span text:style-name="T3_27">it</text:span><text:span text:style-name="T3_28"><text:s/></text:span><text:span text:style-name="T3_29">with</text:span><text:span text:style-name="T3_30"><text:s/></text:span><text:span text:style-name="T3_31">very</text:span><text:span text:style-name="T3_32"><text:s/></text:span><text:span text:style-name="T3_33">odd</text:span><text:span text:style-name="T3_34"><text:s/></text:span><text:span text:style-name="T3_35">results</text:span><text:span text:style-name="T3_36">.<text:s/></text:span><text:span text:style-name="T3_37">With</text:span><text:span text:style-name="T3_38"><text:s/></text:span><text:span text:style-name="T3_39">or</text:span><text:span text:style-name="T3_40"><text:s/></text:span><text:span text:style-name="T3_41">without</text:span><text:span text:style-name="T3_42"><text:s/></text:span><text:span text:style-name="T3_43">the</text:span><text:span text:style-name="T3_44"><text:s/></text:span><text:span text:style-name="T3_45">changes</text:span><text:span text:style-name="T3_46"><text:s/></text:span><text:span text:style-name="T3_47">I</text:span><text:span text:style-name="T3_48">’</text:span><text:span text:style-name="T3_49">ve</text:span><text:span text:style-name="T3_50"><text:s/></text:span><text:span text:style-name="T3_51">made</text:span><text:span text:style-name="T3_52"><text:s/></text:span><text:span text:style-name="T3_53">to</text:span><text:span text:style-name="T3_54"><text:s/></text:span><text:span text:style-name="T3_55">the</text:span><text:span text:style-name="T3_56"><text:s/></text:span><text:span text:style-name="T3_57">buyCard</text:span><text:span text:style-name="T3_58"><text:s/></text:span><text:span text:style-name="T3_59">function</text:span><text:span text:style-name="T3_60">,<text:s/></text:span><text:span text:style-name="T3_61">the</text:span><text:span text:style-name="T3_62"><text:s/></text:span><text:span text:style-name="T3_63">testBuyCard</text:span><text:span text:style-name="T3_64"><text:s/></text:span><text:span text:style-name="T3_65">always</text:span><text:span text:style-name="T3_66"><text:s/></text:span><text:span text:style-name="T3_67">prints</text:span><text:span text:style-name="T3_68"><text:s/>“</text:span><text:span text:style-name="T3_69">Current</text:span><text:span text:style-name="T3_70"><text:s/></text:span><text:span text:style-name="T3_71">hand</text:span><text:span text:style-name="T3_72"><text:s/></text:span><text:span text:style-name="T3_73">count</text:span><text:span text:style-name="T3_74">:<text:s/></text:span><text:span text:style-name="T3_75">xxx</text:span><text:span text:style-name="T3_76">”<text:s/></text:span><text:span text:style-name="T3_77">with</text:span><text:span text:style-name="T3_78"><text:s/></text:span><text:span text:style-name="T3_79">a</text:span><text:span text:style-name="T3_80"><text:s/></text:span><text:span text:style-name="T3_81">number</text:span><text:span text:style-name="T3_82"><text:s/></text:span><text:span text:style-name="T3_83">normally</text:span><text:span text:style-name="T3_84"><text:s/></text:span><text:span text:style-name="T3_85">in</text:span><text:span text:style-name="T3_86"><text:s/></text:span><text:span text:style-name="T3_87">the</text:span><text:span text:style-name="T3_88"><text:s/></text:span><text:span text:style-name="T3_89">hunders</text:span><text:span text:style-name="T3_90"><text:s/></text:span><text:span text:style-name="T3_91">an</text:span><text:span text:style-name="T3_92"><text:s/></text:span><text:span text:style-name="T3_93">infinite</text:span><text:span text:style-name="T3_94"><text:s/></text:span><text:span text:style-name="T3_95">amount</text:span><text:span text:style-name="T3_96"><text:s/></text:span><text:span text:style-name="T3_97">of</text:span><text:span text:style-name="T3_98"><text:s/></text:span><text:span text:style-name="T3_99">times</text:span><text:span text:style-name="T3_100"><text:s/>(</text:span><text:span text:style-name="T3_101">or</text:span><text:span text:style-name="T3_102"><text:s/></text:span><text:span text:style-name="T3_103">at</text:span><text:span text:style-name="T3_104"><text:s/></text:span><text:span text:style-name="T3_105">least</text:span><text:span text:style-name="T3_106"><text:s/></text:span><text:span text:style-name="T3_107">as</text:span><text:span text:style-name="T3_108"><text:s/></text:span><text:span text:style-name="T3_109">long</text:span><text:span text:style-name="T3_110"><text:s/></text:span><text:span text:style-name="T3_111">as</text:span><text:span text:style-name="T3_112"><text:s/></text:span><text:span text:style-name="T3_113">I</text:span><text:span text:style-name="T3_114"><text:s/></text:span><text:span text:style-name="T3_115">let</text:span><text:span text:style-name="T3_116"><text:s/></text:span><text:span text:style-name="T3_117">it</text:span><text:span text:style-name="T3_118"><text:s/></text:span><text:span text:style-name="T3_119">run</text:span><text:span text:style-name="T3_120"><text:s/></text:span><text:span text:style-name="T3_121">before</text:span><text:span text:style-name="T3_122"><text:s/></text:span><text:span text:style-name="T3_123">I</text:span><text:span text:style-name="T3_124"><text:s/></text:span><text:span text:style-name="T3_125">get</text:span><text:span text:style-name="T3_126"><text:s/></text:span><text:span text:style-name="T3_127">bored</text:span><text:span text:style-name="T3_128">).<text:s/></text:span><text:span text:style-name="T3_129">I</text:span><text:span text:style-name="T3_130"><text:s/></text:span><text:span text:style-name="T3_131">have</text:span><text:span text:style-name="T3_132"><text:s/></text:span><text:span text:style-name="T3_133">no</text:span><text:span text:style-name="T3_134"><text:s/></text:span><text:span text:style-name="T3_135">idea</text:span><text:span text:style-name="T3_136"><text:s/></text:span><text:span text:style-name="T3_137">what</text:span><text:span text:style-name="T3_138"><text:s/></text:span><text:span text:style-name="T3_139">is</text:span><text:span text:style-name="T3_140"><text:s/></text:span><text:span text:style-name="T3_141">causing</text:span><text:span text:style-name="T3_142"><text:s/></text:span><text:span text:style-name="T3_143">it</text:span><text:span text:style-name="T3_144"><text:s/></text:span><text:span text:style-name="T3_145">to</text:span><text:span text:style-name="T3_146"><text:s/></text:span><text:span text:style-name="T3_147">do</text:span><text:span text:style-name="T3_148"><text:s/></text:span><text:span text:style-name="T3_149">this</text:span><text:span text:style-name="T3_150">,<text:s/></text:span><text:span text:style-name="T3_151">so</text:span><text:span text:style-name="T3_152"><text:s/></text:span><text:span text:style-name="T3_153">I</text:span><text:span text:style-name="T3_154"><text:s/></text:span><text:span text:style-name="T3_155">will</text:span><text:span text:style-name="T3_156"><text:s/></text:span><text:span text:style-name="T3_157">be</text:span><text:span text:style-name="T3_158"><text:s/></text:span><text:span text:style-name="T3_159">collaborating</text:span><text:span text:style-name="T3_160"><text:s/></text:span><text:span text:style-name="T3_161">with</text:span><text:span text:style-name="T3_162"><text:s/></text:span><text:span text:style-name="T3_163">some</text:span><text:span text:style-name="T3_164"><text:s/></text:span><text:span text:style-name="T3_165">of</text:span><text:span text:style-name="T3_166"><text:s/></text:span><text:span text:style-name="T3_167">my</text:span><text:span text:style-name="T3_168"><text:s/></text:span><text:span text:style-name="T3_169">peers</text:span><text:span text:style-name="T3_170"><text:s/></text:span><text:span text:style-name="T3_171">soon</text:span><text:span text:style-name="T3_172"><text:s/></text:span><text:span text:style-name="T3_173">to</text:span><text:span text:style-name="T3_174"><text:s/></text:span><text:span text:style-name="T3_175">rectify</text:span><text:span text:style-name="T3_176"><text:s/></text:span><text:span text:style-name="T3_177">the</text:span><text:span text:style-name="T3_178"><text:s/></text:span><text:span text:style-name="T3_179">issue</text:span><text:span text:style-name="T3_180">.<text:s/></text:span><text:span text:style-name="T3_181">Until</text:span><text:span text:style-name="T3_182"><text:s/></text:span><text:span text:style-name="T3_183">that</text:span><text:span text:style-name="T3_184"><text:s/></text:span><text:span text:style-name="T3_185">is</text:span><text:span text:style-name="T3_186"><text:s/></text:span><text:span text:style-name="T3_187">fixed</text:span><text:span text:style-name="T3_188"><text:s/></text:span><text:span text:style-name="T3_189">my</text:span><text:span text:style-name="T3_190"><text:s/></text:span><text:span text:style-name="T3_191">testing</text:span><text:span text:style-name="T3_192"><text:s/></text:span><text:span text:style-name="T3_193">has</text:span><text:span text:style-name="T3_194"><text:s/></text:span><text:span text:style-name="T3_195">ground</text:span><text:span text:style-name="T3_196"><text:s/></text:span><text:span text:style-name="T3_197">to</text:span><text:span text:style-name="T3_198"><text:s/></text:span><text:span text:style-name="T3_199">a</text:span><text:span text:style-name="T3_200"><text:s/></text:span><text:span text:style-name="T3_201">halt</text:span><text:span text:style-name="T3_202"><text:s/></text:span><text:span text:style-name="T3_203">since</text:span><text:span text:style-name="T3_204"><text:s/></text:span><text:span text:style-name="T3_205">even</text:span><text:span text:style-name="T3_206"><text:s/></text:span><text:span text:style-name="T3_207">the</text:span><text:span text:style-name="T3_208"><text:s/></text:span><text:span text:style-name="T3_209">most</text:span><text:span text:style-name="T3_210"><text:s/></text:span><text:span text:style-name="T3_211">basic</text:span><text:span text:style-name="T3_212"><text:s/></text:span><text:span text:style-name="T3_213">test</text:span><text:span text:style-name="T3_214"><text:s/></text:span><text:span text:style-name="T3_215">I</text:span><text:span text:style-name="T3_216"><text:s/></text:span><text:span text:style-name="T3_217">cannot</text:span><text:span text:style-name="T3_218"><text:s/></text:span><text:span text:style-name="T3_219">get</text:span><text:span text:style-name="T3_220"><text:s/></text:span><text:span text:style-name="T3_221">to</text:span><text:span text:style-name="T3_222"><text:s/></text:span><text:span text:style-name="T3_223">work</text:span><text:span text:style-name="T3_224">.<text:s/></text:span></text:p>
      <text:p text:style-name="P4"/>
      <text:p text:style-name="P5"><text:span text:style-name="T5_1">Future</text:span><text:span text:style-name="T5_2"><text:s/></text:span><text:span text:style-name="T5_3">Testing</text:span><text:span text:style-name="T5_4">:<text:s/></text:span><text:span text:style-name="T5_5">First</text:span><text:span text:style-name="T5_6"><text:s/></text:span><text:span text:style-name="T5_7">of</text:span><text:span text:style-name="T5_8"><text:s/></text:span><text:span text:style-name="T5_9">all</text:span><text:span text:style-name="T5_10">,<text:s/></text:span><text:span text:style-name="T5_11">I</text:span><text:span text:style-name="T5_12">’</text:span><text:span text:style-name="T5_13">d</text:span><text:span text:style-name="T5_14"><text:s/></text:span><text:span text:style-name="T5_15">like</text:span><text:span text:style-name="T5_16"><text:s/></text:span><text:span text:style-name="T5_17">to</text:span><text:span text:style-name="T5_18"><text:s/></text:span><text:span text:style-name="T5_19">understand</text:span><text:span text:style-name="T5_20"><text:s/></text:span><text:span text:style-name="T5_21">what</text:span><text:span text:style-name="T5_22"><text:s/></text:span><text:span text:style-name="T5_23">I</text:span><text:span text:style-name="T5_24"><text:s/></text:span><text:span text:style-name="T5_25">am</text:span><text:span text:style-name="T5_26"><text:s/></text:span><text:span text:style-name="T5_27">doing</text:span><text:span text:style-name="T5_28">.<text:s/></text:span><text:span text:style-name="T5_29">Reading</text:span><text:span text:style-name="T5_30"><text:s/></text:span><text:span text:style-name="T5_31">through</text:span><text:span text:style-name="T5_32"><text:s/></text:span><text:span text:style-name="T5_33">the</text:span><text:span text:style-name="T5_34"><text:s/></text:span><text:span text:style-name="T5_35">dominion</text:span><text:span text:style-name="T5_36"><text:s/></text:span><text:span text:style-name="T5_37">code</text:span><text:span text:style-name="T5_38"><text:s/></text:span><text:span text:style-name="T5_39">makes</text:span><text:span text:style-name="T5_40"><text:s/></text:span><text:span text:style-name="T5_41">sense</text:span><text:span text:style-name="T5_42"><text:s/></text:span><text:span text:style-name="T5_43">for</text:span><text:span text:style-name="T5_44"><text:s/></text:span><text:span text:style-name="T5_45">the</text:span><text:span text:style-name="T5_46"><text:s/></text:span><text:span text:style-name="T5_47">most</text:span><text:span text:style-name="T5_48"><text:s/></text:span><text:span text:style-name="T5_49">part</text:span><text:span text:style-name="T5_50">,<text:s/></text:span><text:span text:style-name="T5_51">but</text:span><text:span text:style-name="T5_52"><text:s/></text:span><text:span text:style-name="T5_53">the</text:span><text:span text:style-name="T5_54"><text:s/></text:span><text:span text:style-name="T5_55">testing</text:span><text:span text:style-name="T5_56"><text:s/></text:span><text:span text:style-name="T5_57">code</text:span><text:span text:style-name="T5_58"><text:s/></text:span><text:span text:style-name="T5_59">being</text:span><text:span text:style-name="T5_60"><text:s/></text:span><text:span text:style-name="T5_61">used</text:span><text:span text:style-name="T5_62"><text:s/></text:span><text:span text:style-name="T5_63">is</text:span><text:span text:style-name="T5_64"><text:s/></text:span><text:span text:style-name="T5_65">just</text:span><text:span text:style-name="T5_66"><text:s/></text:span><text:span text:style-name="T5_67">over</text:span><text:span text:style-name="T5_68"><text:s/></text:span><text:span text:style-name="T5_69">my</text:span><text:span text:style-name="T5_70"><text:s/></text:span><text:span text:style-name="T5_71">head</text:span><text:span text:style-name="T5_72"><text:s/></text:span><text:span text:style-name="T5_73">currently</text:span><text:span text:style-name="T5_74">.<text:s/></text:span><text:span text:style-name="T5_75">I</text:span><text:span text:style-name="T5_76"><text:s/></text:span><text:span text:style-name="T5_77">also</text:span><text:span text:style-name="T5_78"><text:s/></text:span><text:span text:style-name="T5_79">haven</text:span><text:span text:style-name="T5_80">’</text:span><text:span text:style-name="T5_81">t</text:span><text:span text:style-name="T5_82"><text:s/></text:span><text:span text:style-name="T5_83">picked</text:span><text:span text:style-name="T5_84"><text:s/></text:span><text:span text:style-name="T5_85">out</text:span><text:span text:style-name="T5_86"><text:s/></text:span><text:span text:style-name="T5_87">a</text:span><text:span text:style-name="T5_88"><text:s/></text:span><text:span text:style-name="T5_89">testing</text:span><text:span text:style-name="T5_90"><text:s/></text:span><text:span text:style-name="T5_91">suite</text:span><text:span text:style-name="T5_92"><text:s/></text:span><text:span text:style-name="T5_93">to</text:span><text:span text:style-name="T5_94"><text:s/></text:span><text:span text:style-name="T5_95">use</text:span><text:span text:style-name="T5_96">,<text:s/></text:span><text:span text:style-name="T5_97">so</text:span><text:span text:style-name="T5_98"><text:s/></text:span><text:span text:style-name="T5_99">that</text:span><text:span text:style-name="T5_100"><text:s/></text:span><text:span text:style-name="T5_101">will</text:span><text:span text:style-name="T5_102"><text:s/></text:span><text:span text:style-name="T5_103">be</text:span><text:span text:style-name="T5_104"><text:s/></text:span><text:span text:style-name="T5_105">my</text:span><text:span text:style-name="T5_106"><text:s/></text:span><text:span text:style-name="T5_107">next</text:span><text:span text:style-name="T5_108"><text:s/></text:span><text:span text:style-name="T5_109">step</text:span><text:span text:style-name="T5_110">.<text:s/></text:span><text:span text:style-name="T5_111">Once</text:span><text:span text:style-name="T5_112"><text:s/></text:span><text:span text:style-name="T5_113">a</text:span><text:span text:style-name="T5_114"><text:s/></text:span><text:span text:style-name="T5_115">suite</text:span><text:span text:style-name="T5_116"><text:s/></text:span><text:span text:style-name="T5_117">has</text:span><text:span text:style-name="T5_118"><text:s/></text:span><text:span text:style-name="T5_119">been</text:span><text:span text:style-name="T5_120"><text:s/></text:span><text:span text:style-name="T5_121">chosen</text:span><text:span text:style-name="T5_122">,<text:s/></text:span><text:span text:style-name="T5_123">I</text:span><text:span text:style-name="T5_124"><text:s/></text:span><text:span text:style-name="T5_125">can</text:span><text:span text:style-name="T5_126"><text:s/></text:span><text:span text:style-name="T5_127">figure</text:span><text:span text:style-name="T5_128"><text:s/></text:span><text:span text:style-name="T5_129">out</text:span><text:span text:style-name="T5_130"><text:s/></text:span><text:span text:style-name="T5_131">how</text:span><text:span text:style-name="T5_132"><text:s/></text:span><text:span text:style-name="T5_133">it</text:span><text:span text:style-name="T5_134"><text:s/></text:span><text:span text:style-name="T5_135">works</text:span><text:span text:style-name="T5_136"><text:s/></text:span><text:span text:style-name="T5_137">and</text:span><text:span text:style-name="T5_138"><text:s/></text:span><text:span text:style-name="T5_139">what</text:span><text:span text:style-name="T5_140"><text:s/></text:span><text:span text:style-name="T5_141">it</text:span><text:span text:style-name="T5_142"><text:s/></text:span><text:span text:style-name="T5_143">is</text:span><text:span text:style-name="T5_144"><text:s/></text:span><text:span text:style-name="T5_145">good</text:span><text:span text:style-name="T5_146"><text:s/></text:span><text:span text:style-name="T5_147">for</text:span><text:span text:style-name="T5_148">,<text:s/></text:span><text:span text:style-name="T5_149">then</text:span><text:span text:style-name="T5_150"><text:s/></text:span><text:span text:style-name="T5_151">use</text:span><text:span text:style-name="T5_152"><text:s/></text:span><text:span text:style-name="T5_153">these</text:span><text:span text:style-name="T5_154"><text:s/></text:span><text:span text:style-name="T5_155">benefits</text:span><text:span text:style-name="T5_156"><text:s/></text:span><text:span text:style-name="T5_157">to</text:span><text:span text:style-name="T5_158"><text:s/></text:span><text:span text:style-name="T5_159">my</text:span><text:span text:style-name="T5_160"><text:s/></text:span><text:span text:style-name="T5_161">advantage</text:span><text:span text:style-name="T5_162">.<text:s/></text:span><text:span text:style-name="T5_163">Until</text:span><text:span text:style-name="T5_164"><text:s/></text:span><text:span text:style-name="T5_165">then</text:span><text:span text:style-name="T5_166">,<text:s/></text:span><text:span text:style-name="T5_167">testing</text:span><text:span text:style-name="T5_168"><text:s/></text:span><text:span text:style-name="T5_169">will</text:span><text:span text:style-name="T5_170"><text:s/></text:span><text:span text:style-name="T5_171">be</text:span><text:span text:style-name="T5_172"><text:s/></text:span><text:span text:style-name="T5_173">limited</text:span><text:span text:style-name="T5_174"><text:s/></text:span><text:span text:style-name="T5_175">and</text:span><text:span text:style-name="T5_176"><text:s/></text:span><text:span text:style-name="T5_177">kept</text:span><text:span text:style-name="T5_178"><text:s/></text:span><text:span text:style-name="T5_179">at</text:span><text:span text:style-name="T5_180"><text:s/></text:span><text:span text:style-name="T5_181">a</text:span><text:span text:style-name="T5_182"><text:s/></text:span><text:span text:style-name="T5_183">very</text:span><text:span text:style-name="T5_184"><text:s/></text:span><text:span text:style-name="T5_185">basic</text:span><text:span text:style-name="T5_186"><text:s/></text:span><text:span text:style-name="T5_187">level</text:span><text:span text:style-name="T5_188">.<text:s/></text:span><text:span text:style-name="T5_189">Overall</text:span><text:span text:style-name="T5_190">,<text:s/></text:span><text:span text:style-name="T5_191">I</text:span><text:span text:style-name="T5_192"><text:s/></text:span><text:span text:style-name="T5_193">have</text:span><text:span text:style-name="T5_194"><text:s/></text:span><text:span text:style-name="T5_195">A</text:span><text:span text:style-name="T5_196"><text:s/></text:span><text:span text:style-name="T5_197">LOT</text:span><text:span text:style-name="T5_198"><text:s/></text:span><text:span text:style-name="T5_199">to</text:span><text:span text:style-name="T5_200"><text:s/></text:span><text:span text:style-name="T5_201">learn</text:span><text:span text:style-name="T5_202">.<text:s/></text:span><text:span text:style-name="T5_203">But</text:span><text:span text:style-name="T5_204"><text:s/></text:span><text:span text:style-name="T5_205">that</text:span><text:span text:style-name="T5_206">’</text:span><text:span text:style-name="T5_207">s</text:span><text:span text:style-name="T5_208"><text:s/></text:span><text:span text:style-name="T5_209">what</text:span><text:span text:style-name="T5_210"><text:s/></text:span><text:span text:style-name="T5_211">the</text:span><text:span text:style-name="T5_212"><text:s/></text:span><text:span text:style-name="T5_213">class</text:span><text:span text:style-name="T5_214"><text:s/></text:span><text:span text:style-name="T5_215">is</text:span><text:span text:style-name="T5_216"><text:s/></text:span><text:span text:style-name="T5_217">for</text:span><text:span text:style-name="T5_218">,<text:s/></text:span><text:span text:style-name="T5_219">right</text:span><text:span text:style-name="T5_220">?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